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FreeMono" officeooo:paragraph-rsid="0022d663"/>
    </style:style>
    <style:style style:name="P2" style:family="paragraph" style:parent-style-name="Text_20_body">
      <style:text-properties style:font-name="FreeMono" officeooo:rsid="005aa7f1" officeooo:paragraph-rsid="005aa7f1"/>
    </style:style>
    <style:style style:name="P3" style:family="paragraph" style:parent-style-name="Text_20_body">
      <style:text-properties style:font-name="FreeMono" officeooo:rsid="005aa7f1" officeooo:paragraph-rsid="005c8e7a"/>
    </style:style>
    <style:style style:name="P4" style:family="paragraph" style:parent-style-name="Text_20_body">
      <style:text-properties style:font-name="Liberation Serif" officeooo:rsid="005aa7f1" officeooo:paragraph-rsid="005aa7f1"/>
    </style:style>
    <style:style style:name="P5" style:family="paragraph" style:parent-style-name="Text_20_body">
      <style:paragraph-properties>
        <style:tab-stops>
          <style:tab-stop style:position="14.46mm"/>
        </style:tab-stops>
      </style:paragraph-properties>
    </style:style>
    <style:style style:name="P6" style:family="paragraph" style:parent-style-name="Text_20_body">
      <style:text-properties officeooo:rsid="00569384" officeooo:paragraph-rsid="00569384"/>
    </style:style>
    <style:style style:name="P7" style:family="paragraph" style:parent-style-name="Text_20_body">
      <style:text-properties officeooo:rsid="005a2318" officeooo:paragraph-rsid="005a2318"/>
    </style:style>
    <style:style style:name="P8" style:family="paragraph" style:parent-style-name="Text_20_body">
      <style:text-properties officeooo:rsid="005aa7f1" officeooo:paragraph-rsid="005aa7f1"/>
    </style:style>
    <style:style style:name="P9" style:family="paragraph" style:parent-style-name="Text_20_body">
      <style:text-properties style:font-name="Bitstream Vera Serif" officeooo:rsid="005aa7f1" officeooo:paragraph-rsid="005c8e7a"/>
    </style:style>
    <style:style style:name="P10" style:family="paragraph" style:parent-style-name="Title" style:master-page-name="MP0">
      <style:paragraph-properties style:page-number="auto" fo:break-before="page"/>
    </style:style>
    <style:style style:name="P11" style:family="paragraph" style:parent-style-name="Heading_20_1">
      <style:text-properties officeooo:rsid="005a2318"/>
    </style:style>
    <style:style style:name="P12" style:family="paragraph" style:parent-style-name="Heading_20_1">
      <style:text-properties officeooo:rsid="005aa7f1" officeooo:paragraph-rsid="005aa7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8e7a" style:font-weight-asian="bold" style:font-weight-complex="bold"/>
    </style:style>
    <style:style style:name="T3" style:family="text">
      <style:text-properties officeooo:rsid="00569384"/>
    </style:style>
    <style:style style:name="T4" style:family="text">
      <style:text-properties officeooo:rsid="0058faa8"/>
    </style:style>
    <style:style style:name="T5" style:family="text">
      <style:text-properties officeooo:rsid="005aa7f1"/>
    </style:style>
    <style:style style:name="T6" style:family="text">
      <style:text-properties officeooo:rsid="005c8e7a"/>
    </style:style>
    <style:style style:name="T7" style:family="text">
      <style:text-properties officeooo:rsid="005e681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RPM2RT</text:span> Guide</text:p>
      <text:p text:style-name="P5">Author: Kim Miikki<text:line-break/>Date:<text:tab/><text:span text:style-name="T3">2</text:span>.<text:span text:style-name="T3">9</text:span>.2021</text:p>
      <text:h text:style-name="Heading_20_1" text:outline-level="1">Introduction</text:h>
      <text:p text:style-name="P6">This program calculates the revolution time (RT) from a given RPM value. The RT can be used as camera exposure time, flash interval time etc. when capturing images from a rotating system.</text:p>
      <text:h text:style-name="Heading_20_1" text:outline-level="1">System Requirements</text:h>
      <text:p text:style-name="Text_20_body">Operating System: <text:span text:style-name="T4">ALL</text:span></text:p>
      <text:p text:style-name="Text_20_body">Python 3</text:p>
      <text:h text:style-name="P11" text:outline-level="1">Calculation Method</text:h>
      <text:p text:style-name="P7">Inverting the RPM value and then multiplying it with 60 gives the RT value. It is shown in the following equation:</text:p>
      <text:p text:style-name="P7"><draw:frame draw:style-name="fr1" draw:name="Object1" text:anchor-type="as-char" svg:width="62.42mm" svg:height="9.98m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2" text:outline-level="1">Use Cases</text:h>
      <text:p text:style-name="P8">Calculate the revolution time when the system is rotating at 2800 RPM:</text:p>
      <text:p text:style-name="P1"><text:span text:style-name="T5">$ </text:span><text:span text:style-name="T1">rpm2rt.py 2800</text:span><text:line-break/>RPM to Revolution Time</text:p>
      <text:p text:style-name="P1">Revolution time:<text:line-break/>21.43 ms</text:p>
      <text:p text:style-name="P4">By adding the optional -b argument, the result is given in bare format (unit of s is hidden):</text:p>
      <text:p text:style-name="P2">$ <text:span text:style-name="T1">pm2rt.py 2800 -b</text:span><text:line-break/>0.0214</text:p>
      <text:p text:style-name="P9">By using the -a switch (ALL), the RT is presented with these units: <text:span text:style-name="T7">s</text:span>, ms and µs. The output <text:span text:style-name="T6">is shown here:</text:span></text:p>
      <text:p text:style-name="P3"><text:span text:style-name="T6">$ </text:span><text:span text:style-name="T2">rpm2rt.py -a 2800</text:span><text:span text:style-name="T6"><text:line-break/></text:span>RPM to Revolution Time</text:p>
      <text:p text:style-name="P3">RPM: 2800</text:p>
      <text:p text:style-name="P2">=&gt;</text:p>
      <text:p text:style-name="P2">Revolution time:<text:line-break/>0.0214 s<text:line-break/> 21.43 ms<text:line-break/> 21429 µ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8.47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5-17T15:34:00Z</meta:creation-date>
    <dc:date>2021-09-15T18:32:19.593253949</dc:date>
    <meta:editing-cycles>87</meta:editing-cycles>
    <meta:editing-duration>P1DT14H10S</meta:editing-duration>
    <meta:document-statistic meta:table-count="0" meta:image-count="0" meta:object-count="1" meta:page-count="1" meta:paragraph-count="22" meta:word-count="164" meta:character-count="896" meta:non-whitespace-character-count="754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 mathvariant="italic">rt</mi>
        <mo stretchy="false">=</mo>
        <mfrac>
          <mrow>
            <mn>60</mn>
            <mrow>
              <mi>s</mi>
              <mo stretchy="false">/</mo>
              <mi mathvariant="italic">min</mi>
            </mrow>
          </mrow>
          <mrow>
            <mi mathvariant="italic">revolutions</mi>
            <mo stretchy="false">/</mo>
            <mi mathvariant="italic">min</mi>
          </mrow>
        </mfrac>
        <mo stretchy="false">=</mo>
        <mfrac>
          <mn>60</mn>
          <mi mathvariant="italic">revolutions</mi>
        </mfrac>
      </mrow>
      <mi>s</mi>
    </mrow>
    <annotation encoding="StarMath 5.0">rt={60 s/min} over {revolutions /min}={ 60 }over{ revolutions}s</annotation>
  </semantics>
</math>
</file>